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6400000043B63F8B2FAB4B7C9B.jpg" manifest:media-type="image/jpeg"/>
  <manifest:file-entry manifest:full-path="Pictures/10000200000001DC00000227D3D169746C7510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paragraph-rsid="00087f1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087f1f" officeooo:paragraph-rsid="00087f1f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0f640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style:text-underline-style="none" fo:font-weight="bold" officeooo:rsid="000daca3" officeooo:paragraph-rsid="000daca3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normal" officeooo:rsid="0015e915" officeooo:paragraph-rsid="000f6403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27" style:family="paragraph" style:parent-style-name="Standard" style:master-page-name="Standard">
      <style:paragraph-properties fo:text-align="justify" style:justify-single-word="false" style:page-number="auto" fo:padding="0cm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087f1f" officeooo:paragraph-rsid="00087f1f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0b0f8e" officeooo:paragraph-rsid="000b0f8e" style:font-size-asian="10pt" style:font-weight-asian="bold" style:font-size-complex="10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11549d" officeooo:paragraph-rsid="0011549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257cf4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e6cf" style:font-weight-asian="normal" style:font-weight-complex="normal"/>
    </style:style>
    <style:style style:name="T3" style:family="text">
      <style:text-properties fo:font-weight="normal" officeooo:rsid="0015e915" style:font-weight-asian="normal" style:font-weight-complex="normal"/>
    </style:style>
    <style:style style:name="T4" style:family="text">
      <style:text-properties fo:font-weight="normal" officeooo:rsid="00175084" style:font-weight-asian="normal" style:font-weight-complex="normal"/>
    </style:style>
    <style:style style:name="T5" style:family="text">
      <style:text-properties fo:font-weight="normal" officeooo:rsid="00182293" style:font-weight-asian="normal" style:font-weight-complex="normal"/>
    </style:style>
    <style:style style:name="T6" style:family="text">
      <style:text-properties fo:font-weight="normal" officeooo:rsid="0019c56a" style:font-weight-asian="normal" style:font-weight-complex="normal"/>
    </style:style>
    <style:style style:name="T7" style:family="text">
      <style:text-properties fo:font-weight="normal" officeooo:rsid="001a80db" style:font-weight-asian="normal" style:font-weight-complex="normal"/>
    </style:style>
    <style:style style:name="T8" style:family="text">
      <style:text-properties fo:font-weight="normal" officeooo:rsid="001e352d" style:font-weight-asian="normal" style:font-weight-complex="normal"/>
    </style:style>
    <style:style style:name="T9" style:family="text">
      <style:text-properties fo:font-weight="normal" officeooo:rsid="001ef4c4" style:font-weight-asian="normal" style:font-weight-complex="normal"/>
    </style:style>
    <style:style style:name="T10" style:family="text">
      <style:text-properties fo:font-weight="normal" officeooo:rsid="0020ee1d" style:font-weight-asian="normal" style:font-weight-complex="normal"/>
    </style:style>
    <style:style style:name="T11" style:family="text">
      <style:text-properties fo:font-weight="normal" officeooo:rsid="00257cf4" style:font-weight-asian="normal" style:font-weight-complex="normal"/>
    </style:style>
    <style:style style:name="T12" style:family="text">
      <style:text-properties fo:font-weight="normal" officeooo:rsid="00275860" style:font-weight-asian="normal" style:font-weight-complex="normal"/>
    </style:style>
    <style:style style:name="T13" style:family="text">
      <style:text-properties fo:font-weight="normal" officeooo:rsid="0027f07f" style:font-weight-asian="normal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725a0"/>
    </style:style>
    <style:style style:name="T18" style:family="text">
      <style:text-properties style:text-underline-style="none" officeooo:rsid="0011549d"/>
    </style:style>
    <style:style style:name="T19" style:family="text">
      <style:text-properties fo:color="#000080" style:font-name="Trebuchet MS" fo:font-size="10pt" fo:language="en" fo:country="US" fo:font-weight="bold" officeooo:rsid="000f6403" style:font-size-asian="10pt" style:font-weight-asian="bold" style:font-size-complex="10pt" style:font-weight-complex="bold"/>
    </style:style>
    <style:style style:name="T20" style:family="text">
      <style:text-properties fo:color="#000080" style:font-name="Trebuchet MS" fo:font-size="10pt" fo:language="en" fo:country="US" fo:font-weight="bold" officeooo:rsid="00130957" style:font-size-asian="10pt" style:font-weight-asian="bold" style:font-size-complex="10pt" style:font-weight-complex="bold"/>
    </style:style>
    <style:style style:name="T21" style:family="text">
      <style:text-properties fo:color="#000080" style:font-name="Trebuchet MS" fo:font-size="10pt" fo:language="en" fo:country="US" fo:font-weight="bold" officeooo:rsid="0014e6cf" style:font-size-asian="10pt" style:font-weight-asian="bold" style:font-size-complex="10pt" style:font-weight-complex="bold"/>
    </style:style>
    <style:style style:name="T22" style:family="text">
      <style:text-properties fo:color="#000080" style:font-name="Trebuchet MS" fo:font-size="10pt" fo:language="en" fo:country="US" fo:font-weight="bold" officeooo:rsid="0015e915" style:font-size-asian="10pt" style:font-weight-asian="bold" style:font-size-complex="10pt" style:font-weight-complex="bold"/>
    </style:style>
    <style:style style:name="T23" style:family="text">
      <style:text-properties fo:color="#000080" style:font-name="Trebuchet MS" fo:font-size="10pt" fo:language="en" fo:country="US" fo:font-weight="normal" officeooo:rsid="0014e6cf" style:font-size-asian="10pt" style:font-weight-asian="normal" style:font-size-complex="10pt" style:font-weight-complex="normal"/>
    </style:style>
    <style:style style:name="T24" style:family="text">
      <style:text-properties fo:color="#000080" style:font-name="Trebuchet MS" fo:font-size="10pt" fo:language="en" fo:country="US" fo:font-weight="normal" officeooo:rsid="0015e915" style:font-size-asian="10pt" style:font-weight-asian="normal" style:font-size-complex="10pt" style:font-weight-complex="normal"/>
    </style:style>
    <style:style style:name="T25" style:family="text">
      <style:text-properties officeooo:rsid="000b0f8e"/>
    </style:style>
    <style:style style:name="T26" style:family="text">
      <style:text-properties officeooo:rsid="0011549d"/>
    </style:style>
    <style:style style:name="T27" style:family="text">
      <style:text-properties officeooo:rsid="00130957"/>
    </style:style>
    <style:style style:name="T28" style:family="text">
      <style:text-properties officeooo:rsid="0015e915"/>
    </style:style>
    <style:style style:name="T29" style:family="text">
      <style:text-properties officeooo:rsid="00175084"/>
    </style:style>
    <style:style style:name="T30" style:family="text">
      <style:text-properties officeooo:rsid="00182293"/>
    </style:style>
    <style:style style:name="T31" style:family="text">
      <style:text-properties officeooo:rsid="0019c56a"/>
    </style:style>
    <style:style style:name="T32" style:family="text">
      <style:text-properties officeooo:rsid="001a80db"/>
    </style:style>
    <style:style style:name="T33" style:family="text">
      <style:text-properties officeooo:rsid="001e352d"/>
    </style:style>
    <style:style style:name="T34" style:family="text">
      <style:text-properties officeooo:rsid="001ef4c4"/>
    </style:style>
    <style:style style:name="T35" style:family="text">
      <style:text-properties officeooo:rsid="0020ee1d"/>
    </style:style>
    <style:style style:name="T36" style:family="text">
      <style:text-properties officeooo:rsid="00257cf4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JECT MODULE FILE <text:s/>(IT DEPARTAMENT)</text:p>
      <text:p text:style-name="P5"/>
      <text:p text:style-name="P13">GROUP <text:span text:style-name="T14">DAW2</text:span><text:span text:style-name="T15">BIO</text:span></text:p>
      <text:p text:style-name="P8"/>
      <text:p text:style-name="P6"/>
      <text:p text:style-name="P13">TITLE</text:p>
      <text:p text:style-name="P10">Lectura de ficheros .cel</text:p>
      <text:p text:style-name="P5"/>
      <text:p text:style-name="P5"/>
      <text:p text:style-name="P13">GROUP MEMBERS <text:span text:style-name="T14">(The students' names that will develop the project)</text:span></text:p>
      <text:p text:style-name="P8"/>
      <text:p text:style-name="P7">Andrés Tenesaca Burgos</text:p>
      <text:p text:style-name="P7">Pablo Sebastian Rodriguez</text:p>
      <text:p text:style-name="P6"/>
      <text:p text:style-name="P6"/>
      <text:p text:style-name="P13">DESCRIPTION <text:span text:style-name="T14">(Write in no more than 15 text lines the objectives of the project)</text:span></text:p>
      <text:p text:style-name="P8"/>
      <text:p text:style-name="P10">Lectura de datos de microarrays en un GeneChip los cuales se almacenarán en ficheros .CEL para su posterior estudio ya sea comparandolos o mostrandolos a través de graficos con R y almacenandolos en BD. El proyecto contendria:</text:p>
      <text:p text:style-name="P9"/>
      <text:list xml:id="list1797646247" text:style-name="L1">
        <text:list-item>
          <text:p text:style-name="P28">Gesti<text:span text:style-name="T25">ó</text:span>n de usuarios.</text:p>
        </text:list-item>
        <text:list-item>
          <text:p text:style-name="P29">Gestión de BD<text:span text:style-name="T16">.</text:span></text:p>
        </text:list-item>
        <text:list-item>
          <text:p text:style-name="P28">Gestion de los datos .CEL</text:p>
        </text:list-item>
        <text:list-item>
          <text:p text:style-name="P30">Gestión cliente: los investigadores podrán subir archivos .CEL a través de un formulario en el cual nos indicarán sus datos personales y (algo que ver con los .cel)</text:p>
        </text:list-item>
        <text:list-item>
          <text:p text:style-name="P29"><text:span text:style-name="T26">Gestión datos: se guardrán los datos en una BD la cual posteriormente se podrá modificar para poder añadir más o visualizarlos</text:span><text:span text:style-name="T18">.</text:span></text:p>
        </text:list-item>
      </text:list>
      <text:p text:style-name="P9"/>
      <text:p text:style-name="P5"/>
      <text:p text:style-name="P13">MATERIALS REQUIRED AND TECHNICAL SPECIFICATIONS OF THE PROJECT</text:p>
      <text:p text:style-name="P21"/>
      <text:p text:style-name="P23"/>
      <text:p text:style-name="P21"/>
      <text:p text:style-name="P14">FUNCTIONAL REQUIREMENTS </text:p>
      <text:p text:style-name="P17">(Draft version: it is a first version to specify all functionalities and their results, as well as the profile users who may run each functionality)</text:p>
      <text:p text:style-name="P18"/>
      <text:p text:style-name="P19">RF<text:span text:style-name="T27">1</text:span>. Gestion de usuarios: <text:span text:style-name="T1">gestion de la </text:span><text:span text:style-name="T2">BD</text:span><text:span text:style-name="T1"> que contendra los usuarios </text:span><text:span text:style-name="T2">clientes o analistas</text:span><text:span text:style-name="T1">. </text:span>Level: <text:span text:style-name="T28">High</text:span>.</text:p>
      <text:p text:style-name="P12"><text:span text:style-name="T19"><text:tab/></text:span><text:span text:style-name="T20">RF1.1 Crear nuevo usuari</text:span><text:span text:style-name="T21">o</text:span><text:span text:style-name="T23"> creacion de un nuevo usuario cliente o analista. </text:span><text:span text:style-name="T21">Level: high.</text:span></text:p>
      <text:p text:style-name="P12"><text:span text:style-name="T23"><text:tab/></text:span><text:span text:style-name="T21">RF1.2 modificar usuario</text:span><text:span text:style-name="T23"> </text:span><text:span text:style-name="T24">modificacion de un usuario previamente creado. </text:span><text:span text:style-name="T22">Level: medium</text:span></text:p>
      <text:p text:style-name="P19"><text:tab/><text:span text:style-name="T28">RF1.3 borrar usuario</text:span><text:span text:style-name="T3"> eliminacion de un usuario previamente creado. </text:span><text:span text:style-name="T28">Level: medium</text:span></text:p>
      <text:p text:style-name="P24"/>
      <text:p text:style-name="P20"/>
      <text:p text:style-name="P20"/>
      <text:p text:style-name="P20">RF2. Gestion BD<text:span text:style-name="T1"> </text:span><text:span text:style-name="T4">gestion de la BD que contiene los datos del fichero .cel. </text:span><text:span text:style-name="T29">Level: High</text:span></text:p>
      <text:p text:style-name="P20"><text:tab/>RF2.1 Creacion de datos<text:span text:style-name="T1"> </text:span><text:span text:style-name="T5">creacion de la tabla que contendra los datos del microarray. </text:span><text:span text:style-name="T30">Level: high.</text:span></text:p>
      <text:p text:style-name="P20"><text:tab/>RF2.2 modificacion datos<text:span text:style-name="T1"> </text:span><text:span text:style-name="T6">modificacion de la tabla de los datos: </text:span><text:span text:style-name="T31">Level: medium.</text:span></text:p>
      <text:p text:style-name="P20"><text:tab/>RF<text:span text:style-name="T29">2</text:span>.3 borrar datos<text:span text:style-name="T1"> </text:span><text:span text:style-name="T6">eliminacion de la tabla. </text:span><text:span text:style-name="T31">Level: medium.</text:span></text:p>
      <text:p text:style-name="P20"/>
      <text:p text:style-name="P20"/>
      <text:p text:style-name="P20"/>
      <text:p text:style-name="P20">RF3. Gestion .CEL<text:span text:style-name="T1"> </text:span><text:span text:style-name="T7">gestion del contenido de los datos del fichero .cel. </text:span><text:span text:style-name="T32">Level: high.</text:span></text:p>
      <text:p text:style-name="P20"><text:tab/>RF3.1 Lectura datos<text:span text:style-name="T1"> </text:span><text:span text:style-name="T8">lectura de los datos para </text:span><text:span text:style-name="T12">subirlo a la BD</text:span><text:span text:style-name="T8">. </text:span><text:span text:style-name="T33">Level: high.</text:span></text:p>
      <text:p text:style-name="P20"/>
      <text:p text:style-name="P20"/>
      <text:p text:style-name="P20"><text:soft-page-break/>RF4. Gestion cliente<text:span text:style-name="T1"> </text:span><text:span text:style-name="T10">gestion de los usuarios de los clientes los cuales utilizaran para subir los ficheros .cel para analizarlos.</text:span></text:p>
      <text:p text:style-name="P20"><text:tab/>RF4.1 <text:span text:style-name="T30">subir ficheros .cel</text:span><text:span text:style-name="T5"> </text:span><text:span text:style-name="T10">subir el fichero a la pagina web. </text:span><text:span text:style-name="T35">Level: high.</text:span></text:p>
      <text:p text:style-name="P20"/>
      <text:p text:style-name="P22"/>
      <text:p text:style-name="P22"/>
      <text:p text:style-name="P22">Rf5. Gestión datos<text:span text:style-name="T1"> </text:span><text:span text:style-name="T11">gestion de los datos por parte de los analistas para mostrarlo en formato legible.</text:span></text:p>
      <text:p text:style-name="P22"><text:tab/>RF5.1 <text:span text:style-name="T36">Añadir datos</text:span><text:span text:style-name="T11"> </text:span></text:p>
      <text:p text:style-name="P32"><text:tab/><text:span text:style-name="T30">RF5.2 Visualizaion datos</text:span><text:span text:style-name="T5"> </text:span><text:span text:style-name="T9">visualizacion de los datos a partir de una tabla o grafico. </text:span><text:span text:style-name="T34">Level: high.</text:span></text:p>
      <text:p text:style-name="P20"/>
      <text:p text:style-name="P20"/>
      <text:p text:style-name="P18">An example of functional requirements:</text:p>
      <text:p text:style-name="P18"/>
      <text:p text:style-name="P8">RF1. THE MANAGEMENT OF CARDS <text:span text:style-name="T1">(short description of the functionality and priority level: high, medium, low)</text:span></text:p>
      <text:p text:style-name="P8"><text:tab/>RF1.1 NEW ENTRY CARD <text:span text:style-name="T1">(short description of the functionality and priority level: high, medium, low)</text:span></text:p>
      <text:p text:style-name="P8"><text:tab/>RF1.2 CANCEL CARD <text:span text:style-name="T1">(short description of the functionality and priority level: high, medium, low)</text:span></text:p>
      <text:p text:style-name="P8"><text:tab/>RF1.3 MODIFY DATA CARD <text:s/><text:span text:style-name="T1">(short description of the functionality and priority level: high, medium, low)</text:span></text:p>
      <text:p text:style-name="P8"><text:tab/>RF1.4 CONSULT DATA CARD (<text:span text:style-name="T1">short description of the functionality and priority level: high, medium, low)</text:span></text:p>
      <text:p text:style-name="P8">RF2. ...</text:p>
      <text:p text:style-name="P8"/>
      <text:p text:style-name="P8"/>
      <text:p text:style-name="P11">(NOTE: as a result of your initial interviews with the clients, you may use whatever you consider necessary in order to clarify what the client precisely wants: diagram, graphic, description, etc)</text:p>
      <text:p text:style-name="P11"/>
      <text:p text:style-name="P11"/>
      <text:p text:style-name="P11"/>
      <text:p text:style-name="P11"/>
      <text:p text:style-name="P5"/>
      <text:p text:style-name="P25"><text:span text:style-name="T17">NON-</text:span><text:span text:style-name="T16">FUNCTIONAL REQUIREMENTS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MOCKUPS OR WIREFRAMES</text:p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6cm" fo:margin-left="0.064cm" fo:margin-right="-0.025cm" table:align="margins" style:writing-mode="lr-tb"/>
    </style:style>
    <style:style style:name="Tabla2.A" style:family="table-column">
      <style:table-column-properties style:column-width="7.673cm" style:rel-column-width="29649*"/>
    </style:style>
    <style:style style:name="Tabla2.B" style:family="table-column">
      <style:table-column-properties style:column-width="9.287cm" style:rel-column-width="35886*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cm" fo:margin-bottom="0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17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1.037cm" svg:y="-0.034cm" svg:width="0.714cm" svg:height="0.82cm" draw:z-index="2"><draw:image xlink:href="Pictures/10000200000001DC00000227D3D169746C75104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7.516cm" svg:y="0.056cm" svg:width="1.508cm" svg:height="1.057cm" draw:z-index="5"><draw:image xlink:href="Pictures/100000000000006400000043B63F8B2FAB4B7C9B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2-26T20:43:54.218999795</dc:date>
    <meta:editing-duration>PT4H6M34S</meta:editing-duration>
    <meta:editing-cycles>74</meta:editing-cycles>
    <meta:generator>LibreOffice/6.0.7.3$Linux_X86_64 LibreOffice_project/00m0$Build-3</meta:generator>
    <meta:print-date>2013-02-08T14:34:58.80</meta:print-date>
    <meta:document-statistic meta:table-count="1" meta:image-count="2" meta:object-count="0" meta:page-count="3" meta:paragraph-count="45" meta:word-count="507" meta:character-count="3213" meta:non-whitespace-character-count="2737"/>
  </office:meta>
</office:document-meta>
</file>